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huling.test_for_202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g_for_huling.test_for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g_for_huling.test_for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g_for_huling.test_for_202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O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